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10b05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officeooo:paragraph-rsid="0010b051"/>
    </style:style>
    <style:style style:name="P3" style:family="paragraph" style:parent-style-name="Standard">
      <style:paragraph-properties fo:text-align="center" style:justify-single-word="false"/>
      <style:text-properties fo:font-size="13pt" officeooo:paragraph-rsid="0010b051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weight="bold" officeooo:paragraph-rsid="0010b05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0b051"/>
    </style:style>
    <style:style style:name="P6" style:family="paragraph" style:parent-style-name="Standard">
      <style:paragraph-properties fo:text-align="start" style:justify-single-word="false"/>
      <style:text-properties officeooo:rsid="00136765" officeooo:paragraph-rsid="00136765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6765" officeooo:paragraph-rsid="00136765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letter-spacing="normal" fo:font-style="normal" fo:font-weight="normal" officeooo:paragraph-rsid="00136765"/>
    </style:style>
    <style:style style:name="P9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/>
    </style:style>
    <style:style style:name="P10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/>
    </style:style>
    <style:style style:name="P11" style:family="paragraph" style:parent-style-name="Text_20_body" style:list-style-name="L1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/>
    </style:style>
    <style:style style:name="P12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36765" officeooo:paragraph-rsid="00136765"/>
    </style:style>
    <style:style style:name="P13" style:family="paragraph" style:parent-style-name="Text_20_body" style:list-style-name="L2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36765" officeooo:paragraph-rsid="00136765"/>
    </style:style>
    <style:style style:name="P14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letter-spacing="normal" fo:font-style="normal" fo:font-weight="normal" officeooo:rsid="0015496f" officeooo:paragraph-rsid="0015496f"/>
    </style:style>
    <style:style style:name="P15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4pt" fo:letter-spacing="normal" fo:font-style="normal" fo:font-weight="bold" officeooo:rsid="00136765" officeooo:paragraph-rsid="00136765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orphans="2" fo:widows="2" fo:padding="0cm" fo:border="none" style:writing-mode="lr-tb"/>
      <style:text-properties fo:font-variant="normal" fo:text-transform="none" fo:font-size="14pt" fo:letter-spacing="normal" fo:font-style="normal" fo:font-weight="bold" officeooo:rsid="0015496f" officeooo:paragraph-rsid="0015496f" style:font-size-asian="14pt" style:font-weight-asian="bold" style:font-size-complex="14pt" style:font-weight-complex="bold"/>
    </style:style>
    <style:style style:name="T1" style:family="text">
      <style:text-properties officeooo:rsid="0010b051"/>
    </style:style>
    <style:style style:name="T2" style:family="text">
      <style:text-properties officeooo:rsid="00136765"/>
    </style:style>
    <style:style style:name="T3" style:family="text">
      <style:text-properties fo:font-style="normal" fo:font-weight="normal"/>
    </style:style>
    <style:style style:name="T4" style:family="text">
      <style:text-properties officeooo:rsid="001549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(НАЦИОНАЛЬНЫЙ ИССЛЕДОВАТЕЛЬСКИЙ УНИВЕРСИТЕТ)</text:p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3"/>
      <text:p text:style-name="P3"/>
      <text:p text:style-name="P3"/>
      <text:p text:style-name="P4">Отчет по лабораторной работе №<text:span text:style-name="T2">5</text:span> </text:p>
      <text:p text:style-name="P4">«<text:span text:style-name="T2">Сжатие</text:span>»</text:p>
      <text:p text:style-name="P4">по курсу</text:p>
      <text:p text:style-name="P4">«Информационный поиск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Группа: М80-108М-17 </text:p>
      <text:p text:style-name="P2">Выполнил: <text:span text:style-name="T1">Забарин Н.И.</text:span> </text:p>
      <text:p text:style-name="P2">Преподаватель: А.Л. Калинин </text:p>
      <text:p text:style-name="P2"/>
      <text:p text:style-name="P2"/>
      <text:p text:style-name="P2"/>
      <text:p text:style-name="P2"/>
      <text:p text:style-name="P5">Москва, 2018</text:p>
      <text:p text:style-name="P7"><text:soft-page-break/>Задание</text:p>
      <text:p text:style-name="P8"><text:span text:style-name="T2"><text:tab/>В этом задании необходим</text:span>о применить алгоритмы сжатия к координатным блокам. Исследовать изменения в размерах частей индекса, влияние на скорость индексации и поиска. В отчёте нужно указать:</text:p>
      <text:list xml:id="list2736858937" text:style-name="L1">
        <text:list-item>
          <text:p text:style-name="P9"><text:span text:style-name="T3">Выбранный метод сжатия. Привести побитовую схему хранения данных в индексе. </text:span></text:p>
        </text:list-item>
        <text:list-item>
          <text:p text:style-name="P11">Описать причины, по которым был выбран именно этот метод сжатия. </text:p>
        </text:list-item>
        <text:list-item>
          <text:p text:style-name="P9"><text:span text:style-name="T3">Влияние сжатия на размер и скорость прохождения по координатным блокам всех </text:span></text:p>
        </text:list-item>
        <text:list-item>
          <text:p text:style-name="P11">терминов, редких терминов, терминов средней частотности и высокочастотных терминов. </text:p>
        </text:list-item>
        <text:list-item>
          <text:p text:style-name="P9"><text:span text:style-name="T3">Обосновать, почему поиск после внедрения сжатия работает корректно. Как </text:span></text:p>
          <text:p text:style-name="P11">производилось тестирование? </text:p>
        </text:list-item>
      </text:list>
      <text:p text:style-name="P10"/>
      <text:p text:style-name="P15">Решение</text:p>
      <text:p text:style-name="P12"><text:tab/>Используемый мной метод сжатия — VarByte. Причины:</text:p>
      <text:list xml:id="list206823450" text:style-name="L2">
        <text:list-item>
          <text:p text:style-name="P13">Неудобно использовать битовые методы сжатия</text:p>
        </text:list-item>
        <text:list-item>
          <text:p text:style-name="P13">Простой в реализации</text:p>
        </text:list-item>
        <text:list-item>
          <text:p text:style-name="P13">Считается довольно эффективным</text:p>
        </text:list-item>
      </text:list>
      <text:p text:style-name="P12"/>
      <text:p text:style-name="P12"><text:tab/>По мимо сжатия на этапе написания этой лабораторной работы была добавлена лемматизация, а так же я стал хранить списки в виде списка дельт.</text:p>
      <text:p text:style-name="P12"/>
      <text:p text:style-name="P12"><text:tab/>Побайтовая схема идентична схеме из лабораторной работы №4, за исключением того что все 4хбайтные числа теперь сжимаются.</text:p>
      <text:p text:style-name="P12"/>
      <text:p text:style-name="P15">Производительность</text:p>
      <text:p text:style-name="P12"><text:tab/>Скорость индексации выросла в примерно 2 раза, это связано с размером индекса, который в свою очередь уменьшился в 2 раза.</text:p>
      <text:p text:style-name="P12"><text:tab/>На скорости выполнения поисковых запросов сжатие данных не отразилось, были проверены различные термины. <text:span text:style-name="T4">Небольшие различия были замечены на высокочастотных терминах при цитатном поиске, чтение огромных координатных блоков стало в 2 раза быстрее, но это «капля в море» на фоне перебора в цитатном поиске.</text:span></text:p>
      <text:p text:style-name="P12"/>
      <text:p text:style-name="P14"><text:tab/>Поскольку изменены были только базовые операции чтения/записи числа/списка, то тестировались только эти функции отдельно от остальной программы. </text:p>
      <text:p text:style-name="P14"><text:tab/>Простые тесты в ipython, сгенерировать 1е5-6 чисел, закодировать, раскодировать, проверить на совпадние.</text:p>
      <text:p text:style-name="P14"/>
      <text:p text:style-name="P16">Заметки</text:p>
      <text:p text:style-name="P14"><text:tab/>Изначально хотел реализовать 3 вида varbyte 4хбитный, 8мибитный и 16тибитный и использовать их в зависимости от длины координатного блока. То есть чем чаще в статье встречается термин, тем меньше разности между позициями в координатном блоке, тем более оптимальный метод мы будем использовать. На деле оказалось что 16тибитный вариант мертв, тк проигрывал по всем параметрам 8мибитному. А для 4хбитного не удалось подобрать хорошую границу когда он становится эффективным, на самых высокочастотных термах он давал порядка 3-5% выигрыша, а код с ним уже переставал быть прозрачным. Поэтому я решил использовать только 8мибитный вариант.</text:p>
      <text:p text:style-name="P14"/>
      <text:p text:style-name="P14"/>
      <text:p text:style-name="P14"/>
      <text:p text:style-name="P14"/>
      <text:p text:style-name="P14"/>
      <text:p text:style-name="P16"><text:soft-page-break/>Выводы</text:p>
      <text:p text:style-name="P14"><text:tab/>В ходе выполнения данной работы мной были изучены и реализованы несколько вариантов сжатия списков чисел, один из них был интегрирован в поисковую систему. </text:p>
      <text:p text:style-name="P14"><text:tab/>Сжатие очень важный элемент работы с большими данными, тк современные системы хранения не поспевают даже за довольно старыми процессорами.</text:p>
      <text:p text:style-name="P12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0:44:00.647518672</meta:creation-date>
    <dc:date>2018-05-10T17:42:55.890658431</dc:date>
    <meta:editing-duration>PT16M3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3" meta:paragraph-count="37" meta:word-count="410" meta:character-count="3001" meta:non-whitespace-character-count="2613"/>
  </office:meta>
</office:document-meta>
</file>